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table:number-columns-repeated="27"/>
          <table:table-cell office:value-type="string" calcext:value-type="string">
            <text:p>RANDOM HEURISTI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IMPLE MCTS</text:p>
          </table:table-cell>
          <table:table-cell/>
          <table:table-cell table:style-name="Default"/>
          <table:table-cell/>
          <table:table-cell office:value-type="string" calcext:value-type="string">
            <text:p>MCTS RAVE1</text:p>
          </table:table-cell>
          <table:table-cell/>
          <table:table-cell table:style-name="Default"/>
          <table:table-cell/>
          <table:table-cell office:value-type="string" calcext:value-type="string">
            <text:p>MCTS policy adaptati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,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07" calcext:value-type="float">
            <text:p>12707</text:p>
          </table:table-cell>
          <table:table-cell office:value-type="float" office:value="1" calcext:value-type="float">
            <text:p>1</text:p>
          </table:table-cell>
          <table:table-cell table:formula="of:=[.AB2]/[.H2]-1" office:value-type="percentage" office:value="1.2994933043793" calcext:value-type="percentage">
            <text:p>129,95%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G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K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O2]/[.$H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,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table:formula="of:=[.AB3]/[.H3]-1" office:value-type="percentage" office:value="0.458649207443143" calcext:value-type="percentage">
            <text:p>45,86%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G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K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6" calcext:value-type="float">
            <text:p>10006</text:p>
          </table:table-cell>
          <table:table-cell table:formula="of:=[.AO3]/[.$H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formula="of:=[.AB4]/[.H4]-1" office:value-type="percentage" office:value="1.48758465011287" calcext:value-type="percentage">
            <text:p>148,76%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0004" calcext:value-type="float">
            <text:p>10004</text:p>
          </table:table-cell>
          <table:table-cell table:formula="of:=[.AG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6" calcext:value-type="float">
            <text:p>10006</text:p>
          </table:table-cell>
          <table:table-cell table:formula="of:=[.AK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5" calcext:value-type="float">
            <text:p>10005</text:p>
          </table:table-cell>
          <table:table-cell table:formula="of:=[.AO4]/[.$H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table:formula="of:=[.AB5]/[.H5]-1" office:value-type="percentage" office:value="0.658906134515891" calcext:value-type="percentage">
            <text:p>65,89%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316" calcext:value-type="float">
            <text:p>316</text:p>
          </table:table-cell>
          <table:table-cell table:formula="of:=[.AG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35" calcext:value-type="float">
            <text:p>335</text:p>
          </table:table-cell>
          <table:table-cell table:formula="of:=[.AK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19" calcext:value-type="float">
            <text:p>319</text:p>
          </table:table-cell>
          <table:table-cell table:formula="of:=[.AO5]/[.$H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table:formula="of:=[.AB6]/[.H6]-1" office:value-type="percentage" office:value="0.403568716780562" calcext:value-type="percentage">
            <text:p>40,36%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float" office:value="43" calcext:value-type="float">
            <text:p>43</text:p>
          </table:table-cell>
          <table:table-cell table:formula="of:=[.AG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4" calcext:value-type="float">
            <text:p>44</text:p>
          </table:table-cell>
          <table:table-cell table:formula="of:=[.AK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table:formula="of:=[.AO6]/[.$H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,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table:formula="of:=[.AB7]/[.H7]-1" office:value-type="percentage" office:value="0.440039158100832" calcext:value-type="percentage">
            <text:p>44,00%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5" calcext:value-type="float">
            <text:p>5</text:p>
          </table:table-cell>
          <table:table-cell table:formula="of:=[.AG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K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O7]/[.$H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 table:formula="of:=[.AB8]/[.H8]-1" office:value-type="percentage" office:value="0.494264859228363" calcext:value-type="percentage">
            <text:p>49,43%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G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6" calcext:value-type="float">
            <text:p>6</text:p>
          </table:table-cell>
          <table:table-cell table:formula="of:=[.AK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O8]/[.$H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,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,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239" calcext:value-type="float">
            <text:p>28239</text:p>
          </table:table-cell>
          <table:table-cell office:value-type="float" office:value="1" calcext:value-type="float">
            <text:p>1</text:p>
          </table:table-cell>
          <table:table-cell table:formula="of:=[.AB9]/[.H9]-1" office:value-type="percentage" office:value="0.22019617162857" calcext:value-type="percentage">
            <text:p>22,02%</text:p>
          </table:table-cell>
          <table:table-cell table:number-columns-repeated="2"/>
          <table:table-cell office:value-type="float" office:value="23203" calcext:value-type="float">
            <text:p>23203</text:p>
          </table:table-cell>
          <table:table-cell office:value-type="float" office:value="10005" calcext:value-type="float">
            <text:p>10005</text:p>
          </table:table-cell>
          <table:table-cell table:formula="of:=[.AG9]/[.H9]-1" office:value-type="percentage" office:value="0.00259257658903334" calcext:value-type="percentage">
            <text:p>0,26%</text:p>
          </table:table-cell>
          <table:table-cell/>
          <table:table-cell office:value-type="float" office:value="23539" calcext:value-type="float">
            <text:p>23539</text:p>
          </table:table-cell>
          <table:table-cell office:value-type="float" office:value="10005" calcext:value-type="float">
            <text:p>10005</text:p>
          </table:table-cell>
          <table:table-cell table:formula="of:=[.AK9]/[.$H9]-1" office:value-type="percentage" office:value="0.0171110054876205" calcext:value-type="percentage">
            <text:p>1,71%</text:p>
          </table:table-cell>
          <table:table-cell/>
          <table:table-cell office:value-type="float" office:value="23285" calcext:value-type="float">
            <text:p>23285</text:p>
          </table:table-cell>
          <table:table-cell office:value-type="float" office:value="10005" calcext:value-type="float">
            <text:p>10005</text:p>
          </table:table-cell>
          <table:table-cell table:formula="of:=[.AO9]/[.$H9]-1" office:value-type="percentage" office:value="0.00613576459404563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,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617" calcext:value-type="float">
            <text:p>8617</text:p>
          </table:table-cell>
          <table:table-cell office:value-type="float" office:value="1" calcext:value-type="float">
            <text:p>1</text:p>
          </table:table-cell>
          <table:table-cell table:formula="of:=[.AB10]/[.H10]-1" office:value-type="percentage" office:value="0.394787957267724" calcext:value-type="percentage">
            <text:p>39,48%</text:p>
          </table:table-cell>
          <table:table-cell table:number-columns-repeated="2"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G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6" calcext:value-type="float">
            <text:p>10006</text:p>
          </table:table-cell>
          <table:table-cell table:formula="of:=[.AK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9" calcext:value-type="float">
            <text:p>10009</text:p>
          </table:table-cell>
          <table:table-cell table:formula="of:=[.AO10]/[.$H1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table:formula="of:=[.AB11]/[.H11]-1" office:value-type="percentage" office:value="0.472608512431521" calcext:value-type="percentage">
            <text:p>47,26%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G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K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O11]/[.$H1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,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,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,15%</text:p>
          </table:table-cell>
          <table:table-cell table:number-columns-repeated="4"/>
          <table:table-cell office:value-type="float" office:value="13697" calcext:value-type="float">
            <text:p>13697</text:p>
          </table:table-cell>
          <table:table-cell office:value-type="float" office:value="1" calcext:value-type="float">
            <text:p>1</text:p>
          </table:table-cell>
          <table:table-cell table:formula="of:=[.AB12]/[.H12]-1" office:value-type="percentage" office:value="3.11197838486941" calcext:value-type="percentage">
            <text:p>311,20%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10006" calcext:value-type="float">
            <text:p>10006</text:p>
          </table:table-cell>
          <table:table-cell table:formula="of:=[.AG12]/[.H12]-1" office:value-type="percentage" office:value="0.0987691383968778" calcext:value-type="percentage">
            <text:p>9,88%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10005" calcext:value-type="float">
            <text:p>10005</text:p>
          </table:table-cell>
          <table:table-cell table:formula="of:=[.AK12]/[.$H12]-1" office:value-type="percentage" office:value="0.0315220654458122" calcext:value-type="percentage">
            <text:p>3,15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6" calcext:value-type="float">
            <text:p>10006</text:p>
          </table:table-cell>
          <table:table-cell table:formula="of:=[.AO12]/[.$H1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,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,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,55%</text:p>
          </table:table-cell>
          <table:table-cell table:number-columns-repeated="4"/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table:formula="of:=[.AB13]/[.H13]-1" office:value-type="percentage" office:value="1.27548858017424" calcext:value-type="percentage">
            <text:p>127,55%</text:p>
          </table:table-cell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0005" calcext:value-type="float">
            <text:p>10005</text:p>
          </table:table-cell>
          <table:table-cell table:formula="of:=[.AG13]/[.H13]-1" office:value-type="percentage" office:value="0.161761243230516" calcext:value-type="percentage">
            <text:p>16,18%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10005" calcext:value-type="float">
            <text:p>10005</text:p>
          </table:table-cell>
          <table:table-cell table:formula="of:=[.AK13]/[.$H13]-1" office:value-type="percentage" office:value="0.0543913350600425" calcext:value-type="percentage">
            <text:p>5,44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10006" calcext:value-type="float">
            <text:p>10006</text:p>
          </table:table-cell>
          <table:table-cell table:formula="of:=[.AO13]/[.$H13]-1" office:value-type="percentage" office:value="0.00470920649870488" calcext:value-type="percentage">
            <text:p>0,47%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14]/[.H14]-1" office:value-type="percentage" office:value="0.453044375644995" calcext:value-type="percentage">
            <text:p>45,30%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table:formula="of:=[.AG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K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O14]/[.$H1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B15]/[.H15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[.AG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K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O15]/[.$H1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AB16]/[.H16]-1" office:value-type="percentage" office:value="1.3275039745628" calcext:value-type="percentage">
            <text:p>132,75%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table:formula="of:=[.AG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K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O16]/[.$H1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,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6947" calcext:value-type="float">
            <text:p>56947</text:p>
          </table:table-cell>
          <table:table-cell office:value-type="float" office:value="1" calcext:value-type="float">
            <text:p>1</text:p>
          </table:table-cell>
          <table:table-cell table:formula="of:=[.AB17]/[.H17]-1" office:value-type="percentage" office:value="0.0623052959501558" calcext:value-type="percentage">
            <text:p>6,23%</text:p>
          </table:table-cell>
          <table:table-cell table:number-columns-repeated="2"/>
          <table:table-cell office:value-type="float" office:value="53607" calcext:value-type="float">
            <text:p>53607</text:p>
          </table:table-cell>
          <table:table-cell office:value-type="float" office:value="10008" calcext:value-type="float">
            <text:p>10008</text:p>
          </table:table-cell>
          <table:table-cell table:formula="of:=[.AG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1" calcext:value-type="float">
            <text:p>10011</text:p>
          </table:table-cell>
          <table:table-cell table:formula="of:=[.AK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2" calcext:value-type="float">
            <text:p>10012</text:p>
          </table:table-cell>
          <table:table-cell table:formula="of:=[.AO17]/[.$H1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[.AB18]/[.H18]-1" office:value-type="percentage" office:value="2.40277777777778" calcext:value-type="percentage">
            <text:p>240,28%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AG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K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O18]/[.$H1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B19]/[.H19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[.AG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K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O19]/[.$H1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,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,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0192" calcext:value-type="float">
            <text:p>70192</text:p>
          </table:table-cell>
          <table:table-cell office:value-type="float" office:value="1" calcext:value-type="float">
            <text:p>1</text:p>
          </table:table-cell>
          <table:table-cell table:formula="of:=[.AB20]/[.H20]-1" office:value-type="percentage" office:value="0.066293978246339" calcext:value-type="percentage">
            <text:p>6,63%</text:p>
          </table:table-cell>
          <table:table-cell table:number-columns-repeated="2"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G20]/[.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K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11" calcext:value-type="float">
            <text:p>10011</text:p>
          </table:table-cell>
          <table:table-cell table:formula="of:=[.AO20]/[.$H2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[.AB21]/[.H21]-1" office:value-type="percentage" office:value="0.298816568047337" calcext:value-type="percentage">
            <text:p>29,88%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table:formula="of:=[.AG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K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O21]/[.$H2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,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table:formula="of:=[.AB22]/[.H22]-1" office:value-type="percentage" office:value="0.0367018602312721" calcext:value-type="percentage">
            <text:p>3,67%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office:value-type="float" office:value="50" calcext:value-type="float">
            <text:p>50</text:p>
          </table:table-cell>
          <table:table-cell table:formula="of:=[.AG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6" calcext:value-type="float">
            <text:p>46</text:p>
          </table:table-cell>
          <table:table-cell table:formula="of:=[.AK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8" calcext:value-type="float">
            <text:p>48</text:p>
          </table:table-cell>
          <table:table-cell table:formula="of:=[.AO22]/[.$H2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AB23]/[.H23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287" calcext:value-type="float">
            <text:p>287</text:p>
          </table:table-cell>
          <table:table-cell table:formula="of:=[.AG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19" calcext:value-type="float">
            <text:p>319</text:p>
          </table:table-cell>
          <table:table-cell table:formula="of:=[.AK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04" calcext:value-type="float">
            <text:p>304</text:p>
          </table:table-cell>
          <table:table-cell table:formula="of:=[.AO23]/[.$H2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,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,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,35%</text:p>
          </table:table-cell>
          <table:table-cell table:number-columns-repeated="4"/>
          <table:table-cell office:value-type="float" office:value="84250" calcext:value-type="float">
            <text:p>84250</text:p>
          </table:table-cell>
          <table:table-cell office:value-type="float" office:value="1" calcext:value-type="float">
            <text:p>1</text:p>
          </table:table-cell>
          <table:table-cell table:formula="of:=[.AB24]/[.H24]-1" office:value-type="percentage" office:value="0.115982727104141" calcext:value-type="percentage">
            <text:p>11,60%</text:p>
          </table:table-cell>
          <table:table-cell table:number-columns-repeated="2"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G24]/[.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6" calcext:value-type="float">
            <text:p>10006</text:p>
          </table:table-cell>
          <table:table-cell table:formula="of:=[.AK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9" calcext:value-type="float">
            <text:p>10009</text:p>
          </table:table-cell>
          <table:table-cell table:formula="of:=[.AO24]/[.$H2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293" calcext:value-type="float">
            <text:p>5293</text:p>
          </table:table-cell>
          <table:table-cell office:value-type="float" office:value="0" calcext:value-type="float">
            <text:p>0</text:p>
          </table:table-cell>
          <table:table-cell table:formula="of:=[.AB25]/[.H25]-1" office:value-type="percentage" office:value="4.76579520697168" calcext:value-type="percentage">
            <text:p>476,58%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511" calcext:value-type="float">
            <text:p>511</text:p>
          </table:table-cell>
          <table:table-cell table:formula="of:=[.AG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12" calcext:value-type="float">
            <text:p>512</text:p>
          </table:table-cell>
          <table:table-cell table:formula="of:=[.AK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10" calcext:value-type="float">
            <text:p>510</text:p>
          </table:table-cell>
          <table:table-cell table:formula="of:=[.AO25]/[.$H2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,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,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087" calcext:value-type="float">
            <text:p>21087</text:p>
          </table:table-cell>
          <table:table-cell office:value-type="float" office:value="1" calcext:value-type="float">
            <text:p>1</text:p>
          </table:table-cell>
          <table:table-cell table:formula="of:=[.AB26]/[.H26]-1" office:value-type="percentage" office:value="1.19176800748363" calcext:value-type="percentage">
            <text:p>119,18%</text:p>
          </table:table-cell>
          <table:table-cell table:number-columns-repeated="2"/>
          <table:table-cell office:value-type="float" office:value="10146" calcext:value-type="float">
            <text:p>10146</text:p>
          </table:table-cell>
          <table:table-cell office:value-type="float" office:value="10005" calcext:value-type="float">
            <text:p>10005</text:p>
          </table:table-cell>
          <table:table-cell table:formula="of:=[.AG26]/[.H26]-1" office:value-type="percentage" office:value="0.0545681322107889" calcext:value-type="percentage">
            <text:p>5,46%</text:p>
          </table:table-cell>
          <table:table-cell/>
          <table:table-cell office:value-type="float" office:value="10051" calcext:value-type="float">
            <text:p>10051</text:p>
          </table:table-cell>
          <table:table-cell office:value-type="float" office:value="10004" calcext:value-type="float">
            <text:p>10004</text:p>
          </table:table-cell>
          <table:table-cell table:formula="of:=[.AK26]/[.$H26]-1" office:value-type="percentage" office:value="0.0446938987631222" calcext:value-type="percentage">
            <text:p>4,47%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10003" calcext:value-type="float">
            <text:p>10003</text:p>
          </table:table-cell>
          <table:table-cell table:formula="of:=[.AO26]/[.$H26]-1" office:value-type="percentage" office:value="0.0498908637355784" calcext:value-type="percentage">
            <text:p>4,99%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,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,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,23%</text:p>
          </table:table-cell>
          <table:table-cell table:number-columns-repeated="4"/>
          <table:table-cell office:value-type="float" office:value="13947" calcext:value-type="float">
            <text:p>13947</text:p>
          </table:table-cell>
          <table:table-cell office:value-type="float" office:value="5" calcext:value-type="float">
            <text:p>5</text:p>
          </table:table-cell>
          <table:table-cell table:formula="of:=[.AB27]/[.H27]-1" office:value-type="percentage" office:value="1.03338679107742" calcext:value-type="percentage">
            <text:p>103,34%</text:p>
          </table:table-cell>
          <table:table-cell table:number-columns-repeated="2"/>
          <table:table-cell office:value-type="float" office:value="7156" calcext:value-type="float">
            <text:p>7156</text:p>
          </table:table-cell>
          <table:table-cell office:value-type="float" office:value="10005" calcext:value-type="float">
            <text:p>10005</text:p>
          </table:table-cell>
          <table:table-cell table:formula="of:=[.AG27]/[.H27]-1" office:value-type="percentage" office:value="0.0433007727073917" calcext:value-type="percentage">
            <text:p>4,33%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0005" calcext:value-type="float">
            <text:p>10005</text:p>
          </table:table-cell>
          <table:table-cell table:formula="of:=[.AK27]/[.$H27]-1" office:value-type="percentage" office:value="0" calcext:value-type="percentage">
            <text:p>0,00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10005" calcext:value-type="float">
            <text:p>10005</text:p>
          </table:table-cell>
          <table:table-cell table:formula="of:=[.AO27]/[.$H27]-1" office:value-type="percentage" office:value="0.0023327015599941" calcext:value-type="percentage">
            <text:p>0,23%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,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,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AB28]/[.H28]-1" office:value-type="percentage" office:value="2.25950890707752" calcext:value-type="percentage">
            <text:p>225,95%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10006" calcext:value-type="float">
            <text:p>10006</text:p>
          </table:table-cell>
          <table:table-cell table:formula="of:=[.AG28]/[.H28]-1" office:value-type="percentage" office:value="0.0572941742898412" calcext:value-type="percentage">
            <text:p>5,73%</text:p>
          </table:table-cell>
          <table:table-cell/>
          <table:table-cell office:value-type="float" office:value="2159" calcext:value-type="float">
            <text:p>2159</text:p>
          </table:table-cell>
          <table:table-cell office:value-type="float" office:value="10006" calcext:value-type="float">
            <text:p>10006</text:p>
          </table:table-cell>
          <table:table-cell table:formula="of:=[.AK28]/[.$H28]-1" office:value-type="percentage" office:value="0.0394800192585461" calcext:value-type="percentage">
            <text:p>3,95%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0005" calcext:value-type="float">
            <text:p>10005</text:p>
          </table:table-cell>
          <table:table-cell table:formula="of:=[.AO28]/[.$H28]-1" office:value-type="percentage" office:value="0.00962927298988925" calcext:value-type="percentage">
            <text:p>0,96%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,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formula="of:=[.AB29]/[.H29]-1" office:value-type="percentage" office:value="0.754470758820686" calcext:value-type="percentage">
            <text:p>75,45%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10005" calcext:value-type="float">
            <text:p>10005</text:p>
          </table:table-cell>
          <table:table-cell table:formula="of:=[.AG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7" calcext:value-type="float">
            <text:p>10007</text:p>
          </table:table-cell>
          <table:table-cell table:formula="of:=[.AK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7" calcext:value-type="float">
            <text:p>10007</text:p>
          </table:table-cell>
          <table:table-cell table:formula="of:=[.AO29]/[.$H2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,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formula="of:=[.AB30]/[.H30]-1" office:value-type="percentage" office:value="0.298954201226109" calcext:value-type="percentage">
            <text:p>29,90%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office:value-type="float" office:value="2100" calcext:value-type="float">
            <text:p>2100</text:p>
          </table:table-cell>
          <table:table-cell table:formula="of:=[.AG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311" calcext:value-type="float">
            <text:p>2311</text:p>
          </table:table-cell>
          <table:table-cell table:formula="of:=[.AK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175" calcext:value-type="float">
            <text:p>2175</text:p>
          </table:table-cell>
          <table:table-cell table:formula="of:=[.AO30]/[.$H3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formula="of:=[.AB31]/[.H31]-1" office:value-type="percentage" office:value="0.75104228707564" calcext:value-type="percentage">
            <text:p>75,10%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9" calcext:value-type="float">
            <text:p>9</text:p>
          </table:table-cell>
          <table:table-cell table:formula="of:=[.AG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table:formula="of:=[.AK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7" calcext:value-type="float">
            <text:p>7</text:p>
          </table:table-cell>
          <table:table-cell table:formula="of:=[.AO31]/[.$H3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,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table:formula="of:=[.AB32]/[.H32]-1" office:value-type="percentage" office:value="0.700646087580761" calcext:value-type="percentage">
            <text:p>70,06%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table:formula="of:=[.AG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6" calcext:value-type="float">
            <text:p>6</text:p>
          </table:table-cell>
          <table:table-cell table:formula="of:=[.AK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table:formula="of:=[.AO32]/[.$H3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,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,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,90%</text:p>
          </table:table-cell>
          <table:table-cell table:number-columns-repeated="4"/>
          <table:table-cell office:value-type="float" office:value="74461" calcext:value-type="float">
            <text:p>74461</text:p>
          </table:table-cell>
          <table:table-cell office:value-type="float" office:value="2" calcext:value-type="float">
            <text:p>2</text:p>
          </table:table-cell>
          <table:table-cell table:formula="of:=[.AB33]/[.H33]-1" office:value-type="percentage" office:value="2.04656110633771" calcext:value-type="percentage">
            <text:p>204,66%</text:p>
          </table:table-cell>
          <table:table-cell table:number-columns-repeated="2"/>
          <table:table-cell office:value-type="float" office:value="27545" calcext:value-type="float">
            <text:p>27545</text:p>
          </table:table-cell>
          <table:table-cell office:value-type="float" office:value="10006" calcext:value-type="float">
            <text:p>10006</text:p>
          </table:table-cell>
          <table:table-cell table:formula="of:=[.AG33]/[.H33]-1" office:value-type="percentage" office:value="0.126999713596007" calcext:value-type="percentage">
            <text:p>12,70%</text:p>
          </table:table-cell>
          <table:table-cell/>
          <table:table-cell office:value-type="float" office:value="29179" calcext:value-type="float">
            <text:p>29179</text:p>
          </table:table-cell>
          <table:table-cell office:value-type="float" office:value="10004" calcext:value-type="float">
            <text:p>10004</text:p>
          </table:table-cell>
          <table:table-cell table:formula="of:=[.AK33]/[.$H33]-1" office:value-type="percentage" office:value="0.193854588601121" calcext:value-type="percentage">
            <text:p>19,39%</text:p>
          </table:table-cell>
          <table:table-cell/>
          <table:table-cell office:value-type="float" office:value="25926" calcext:value-type="float">
            <text:p>25926</text:p>
          </table:table-cell>
          <table:table-cell office:value-type="float" office:value="10003" calcext:value-type="float">
            <text:p>10003</text:p>
          </table:table-cell>
          <table:table-cell table:formula="of:=[.AO33]/[.$H33]-1" office:value-type="percentage" office:value="0.0607585614336565" calcext:value-type="percentage">
            <text:p>6,08%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,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,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,22%</text:p>
          </table:table-cell>
          <table:table-cell table:number-columns-repeated="4"/>
          <table:table-cell office:value-type="float" office:value="10837" calcext:value-type="float">
            <text:p>10837</text:p>
          </table:table-cell>
          <table:table-cell office:value-type="float" office:value="1" calcext:value-type="float">
            <text:p>1</text:p>
          </table:table-cell>
          <table:table-cell table:formula="of:=[.AB34]/[.H34]-1" office:value-type="percentage" office:value="0.718794607454401" calcext:value-type="percentage">
            <text:p>71,88%</text:p>
          </table:table-cell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10007" calcext:value-type="float">
            <text:p>10007</text:p>
          </table:table-cell>
          <table:table-cell table:formula="of:=[.AG34]/[.H34]-1" office:value-type="percentage" office:value="0.0428231562252182" calcext:value-type="percentage">
            <text:p>4,28%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10006" calcext:value-type="float">
            <text:p>10006</text:p>
          </table:table-cell>
          <table:table-cell table:formula="of:=[.AK34]/[.$H34]-1" office:value-type="percentage" office:value="0.0298176050753369" calcext:value-type="percentage">
            <text:p>2,98%</text:p>
          </table:table-cell>
          <table:table-cell/>
          <table:table-cell office:value-type="float" office:value="6377" calcext:value-type="float">
            <text:p>6377</text:p>
          </table:table-cell>
          <table:table-cell office:value-type="float" office:value="10004" calcext:value-type="float">
            <text:p>10004</text:p>
          </table:table-cell>
          <table:table-cell table:formula="of:=[.AO34]/[.$H34]-1" office:value-type="percentage" office:value="0.0114195083267248" calcext:value-type="percentage">
            <text:p>1,14%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,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812" calcext:value-type="float">
            <text:p>7812</text:p>
          </table:table-cell>
          <table:table-cell office:value-type="float" office:value="1" calcext:value-type="float">
            <text:p>1</text:p>
          </table:table-cell>
          <table:table-cell table:formula="of:=[.AB35]/[.H35]-1" office:value-type="percentage" office:value="0.623441396508728" calcext:value-type="percentage">
            <text:p>62,34%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office:value-type="float" office:value="10007" calcext:value-type="float">
            <text:p>10007</text:p>
          </table:table-cell>
          <table:table-cell table:formula="of:=[.AG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6" calcext:value-type="float">
            <text:p>10006</text:p>
          </table:table-cell>
          <table:table-cell table:formula="of:=[.AK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9" calcext:value-type="float">
            <text:p>10009</text:p>
          </table:table-cell>
          <table:table-cell table:formula="of:=[.AO35]/[.$H3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5880" calcext:value-type="float">
            <text:p>10588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724" calcext:value-type="float">
            <text:p>26724</text:p>
          </table:table-cell>
          <table:table-cell office:value-type="float" office:value="10006" calcext:value-type="float">
            <text:p>10006</text:p>
          </table:table-cell>
          <table:table-cell table:formula="of:=[.AG36]/[.H36]-1" office:value-type="percentage" office:value="1.67266726672667" calcext:value-type="percentage">
            <text:p>167,27%</text:p>
          </table:table-cell>
          <table:table-cell/>
          <table:table-cell office:value-type="float" office:value="29921" calcext:value-type="float">
            <text:p>29921</text:p>
          </table:table-cell>
          <table:table-cell office:value-type="float" office:value="10004" calcext:value-type="float">
            <text:p>10004</text:p>
          </table:table-cell>
          <table:table-cell table:formula="of:=[.AK36]/[.$H36]-1" office:value-type="percentage" office:value="1.99239923992399" calcext:value-type="percentage">
            <text:p>199,24%</text:p>
          </table:table-cell>
          <table:table-cell/>
          <table:table-cell office:value-type="float" office:value="28619" calcext:value-type="float">
            <text:p>28619</text:p>
          </table:table-cell>
          <table:table-cell office:value-type="float" office:value="10003" calcext:value-type="float">
            <text:p>10003</text:p>
          </table:table-cell>
          <table:table-cell table:formula="of:=[.AO36]/[.$H36]-1" office:value-type="percentage" office:value="1.86218621862186" calcext:value-type="percentage">
            <text:p>186,22%</text:p>
          </table:table-cell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 table:number-columns-repeated="5"/>
          <table:table-cell office:value-type="float" office:value="108443" calcext:value-type="float">
            <text:p>10844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9804" calcext:value-type="float">
            <text:p>39804</text:p>
          </table:table-cell>
          <table:table-cell office:value-type="float" office:value="10005" calcext:value-type="float">
            <text:p>10005</text:p>
          </table:table-cell>
          <table:table-cell table:formula="of:=[.AG37]/[.H37]-1" office:value-type="percentage" office:value="2.98079807980798" calcext:value-type="percentage">
            <text:p>298,08%</text:p>
          </table:table-cell>
          <table:table-cell/>
          <table:table-cell office:value-type="float" office:value="30612" calcext:value-type="float">
            <text:p>30612</text:p>
          </table:table-cell>
          <table:table-cell office:value-type="float" office:value="10002" calcext:value-type="float">
            <text:p>10002</text:p>
          </table:table-cell>
          <table:table-cell table:formula="of:=[.AK37]/[.$H37]-1" office:value-type="percentage" office:value="2.06150615061506" calcext:value-type="percentage">
            <text:p>206,15%</text:p>
          </table:table-cell>
          <table:table-cell/>
          <table:table-cell office:value-type="float" office:value="30198" calcext:value-type="float">
            <text:p>30198</text:p>
          </table:table-cell>
          <table:table-cell office:value-type="float" office:value="10002" calcext:value-type="float">
            <text:p>10002</text:p>
          </table:table-cell>
          <table:table-cell table:formula="of:=[.AO37]/[.$H37]-1" office:value-type="percentage" office:value="2.02010201020102" calcext:value-type="percentage">
            <text:p>202,01%</text:p>
          </table:table-cell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,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table:formula="of:=[.AB38]/[.H38]-1" office:value-type="percentage" office:value="2.43994691439947" calcext:value-type="percentage">
            <text:p>243,99%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10006" calcext:value-type="float">
            <text:p>10006</text:p>
          </table:table-cell>
          <table:table-cell table:formula="of:=[.AG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8" calcext:value-type="float">
            <text:p>10008</text:p>
          </table:table-cell>
          <table:table-cell table:formula="of:=[.AK38]/[.$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8" calcext:value-type="float">
            <text:p>10008</text:p>
          </table:table-cell>
          <table:table-cell table:formula="of:=[.AO38]/[.$H3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,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formula="of:=[.AB39]/[.H39]-1" office:value-type="percentage" office:value="2.34468664850136" calcext:value-type="percentage">
            <text:p>234,47%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10" calcext:value-type="float">
            <text:p>10</text:p>
          </table:table-cell>
          <table:table-cell table:formula="of:=[.AG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K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O39]/[.$H3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,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formula="of:=[.AB40]/[.H40]-1" office:value-type="percentage" office:value="1.14261744966443" calcext:value-type="percentage">
            <text:p>114,26%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72" calcext:value-type="float">
            <text:p>72</text:p>
          </table:table-cell>
          <table:table-cell table:formula="of:=[.AG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68" calcext:value-type="float">
            <text:p>68</text:p>
          </table:table-cell>
          <table:table-cell table:formula="of:=[.AK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7" calcext:value-type="float">
            <text:p>77</text:p>
          </table:table-cell>
          <table:table-cell table:formula="of:=[.AO40]/[.$H4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,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,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,37%</text:p>
          </table:table-cell>
          <table:table-cell table:number-columns-repeated="4"/>
          <table:table-cell office:value-type="float" office:value="67220" calcext:value-type="float">
            <text:p>67220</text:p>
          </table:table-cell>
          <table:table-cell office:value-type="float" office:value="1" calcext:value-type="float">
            <text:p>1</text:p>
          </table:table-cell>
          <table:table-cell table:formula="of:=[.AB41]/[.H41]-1" office:value-type="percentage" office:value="0.110010238118828" calcext:value-type="percentage">
            <text:p>11,00%</text:p>
          </table:table-cell>
          <table:table-cell table:number-columns-repeated="2"/>
          <table:table-cell office:value-type="float" office:value="60559" calcext:value-type="float">
            <text:p>60559</text:p>
          </table:table-cell>
          <table:table-cell office:value-type="float" office:value="10008" calcext:value-type="float">
            <text:p>10008</text:p>
          </table:table-cell>
          <table:table-cell table:formula="of:=[.AG41]/[.H41]-1" office:value-type="percentage" office:value="0.0000165130948841519" calcext:value-type="percentage">
            <text:p>0,00%</text:p>
          </table:table-cell>
          <table:table-cell/>
          <table:table-cell office:value-type="float" office:value="60933" calcext:value-type="float">
            <text:p>60933</text:p>
          </table:table-cell>
          <table:table-cell office:value-type="float" office:value="10008" calcext:value-type="float">
            <text:p>10008</text:p>
          </table:table-cell>
          <table:table-cell table:formula="of:=[.AK41]/[.$H41]-1" office:value-type="percentage" office:value="0.00619241058159115" calcext:value-type="percentage">
            <text:p>0,62%</text:p>
          </table:table-cell>
          <table:table-cell/>
          <table:table-cell office:value-type="float" office:value="60559" calcext:value-type="float">
            <text:p>60559</text:p>
          </table:table-cell>
          <table:table-cell office:value-type="float" office:value="10009" calcext:value-type="float">
            <text:p>10009</text:p>
          </table:table-cell>
          <table:table-cell table:formula="of:=[.AO41]/[.$H41]-1" office:value-type="percentage" office:value="0.0000165130948841519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  <table:table-cell table:formula="of:=[.AB42]/[.H42]-1" office:value-type="percentage" office:value="3.56919374247894" calcext:value-type="percentage">
            <text:p>356,92%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34" calcext:value-type="float">
            <text:p>34</text:p>
          </table:table-cell>
          <table:table-cell table:formula="of:=[.AG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3" calcext:value-type="float">
            <text:p>33</text:p>
          </table:table-cell>
          <table:table-cell table:formula="of:=[.AK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 table:formula="of:=[.AO42]/[.$H4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,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AB43]/[.H43]-1" office:value-type="percentage" office:value="2.70813397129187" calcext:value-type="percentage">
            <text:p>270,81%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AG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formula="of:=[.AK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AO43]/[.$H4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,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,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,06%</text:p>
          </table:table-cell>
          <table:table-cell table:number-columns-repeated="4"/>
          <table:table-cell office:value-type="float" office:value="69808" calcext:value-type="float">
            <text:p>69808</text:p>
          </table:table-cell>
          <table:table-cell office:value-type="float" office:value="2" calcext:value-type="float">
            <text:p>2</text:p>
          </table:table-cell>
          <table:table-cell table:formula="of:=[.AB44]/[.H44]-1" office:value-type="percentage" office:value="0.243928081398457" calcext:value-type="percentage">
            <text:p>24,39%</text:p>
          </table:table-cell>
          <table:table-cell table:number-columns-repeated="2"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G44]/[.H44]-1" office:value-type="percentage" office:value="0.00846415652452826" calcext:value-type="percentage">
            <text:p>0,85%</text:p>
          </table:table-cell>
          <table:table-cell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K44]/[.$H44]-1" office:value-type="percentage" office:value="0.00846415652452826" calcext:value-type="percentage">
            <text:p>0,85%</text:p>
          </table:table-cell>
          <table:table-cell/>
          <table:table-cell office:value-type="float" office:value="56214" calcext:value-type="float">
            <text:p>56214</text:p>
          </table:table-cell>
          <table:table-cell office:value-type="float" office:value="10005" calcext:value-type="float">
            <text:p>10005</text:p>
          </table:table-cell>
          <table:table-cell table:formula="of:=[.AO44]/[.$H44]-1" office:value-type="percentage" office:value="0.00169283130490561" calcext:value-type="percentage">
            <text:p>0,17%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[.AB45]/[.H45]-1" office:value-type="percentage" office:value="0.112277019937041" calcext:value-type="percentage">
            <text:p>11,23%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5" calcext:value-type="float">
            <text:p>5</text:p>
          </table:table-cell>
          <table:table-cell table:formula="of:=[.AG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  <table:table-cell table:formula="of:=[.AK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table:formula="of:=[.AO45]/[.$H4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,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682" calcext:value-type="float">
            <text:p>12682</text:p>
          </table:table-cell>
          <table:table-cell office:value-type="float" office:value="0" calcext:value-type="float">
            <text:p>0</text:p>
          </table:table-cell>
          <table:table-cell table:formula="of:=[.AB46]/[.H46]-1" office:value-type="percentage" office:value="0.475852438030955" calcext:value-type="percentage">
            <text:p>47,59%</text:p>
          </table:table-cell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10013" calcext:value-type="float">
            <text:p>10013</text:p>
          </table:table-cell>
          <table:table-cell table:formula="of:=[.AG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4" calcext:value-type="float">
            <text:p>10014</text:p>
          </table:table-cell>
          <table:table-cell table:formula="of:=[.AK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5" calcext:value-type="float">
            <text:p>10015</text:p>
          </table:table-cell>
          <table:table-cell table:formula="of:=[.AO46]/[.$H4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B47]/[.H47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table:formula="of:=[.AG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K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O47]/[.$H4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6375" calcext:value-type="float">
            <text:p>76375</text:p>
          </table:table-cell>
          <table:table-cell office:value-type="float" office:value="1" calcext:value-type="float">
            <text:p>1</text:p>
          </table:table-cell>
          <table:table-cell table:formula="of:=[.AB48]/[.H48]-1" office:value-type="percentage" office:value="0.10939224914299" calcext:value-type="percentage">
            <text:p>10,94%</text:p>
          </table:table-cell>
          <table:table-cell table:number-columns-repeated="2"/>
          <table:table-cell office:value-type="float" office:value="69434" calcext:value-type="float">
            <text:p>69434</text:p>
          </table:table-cell>
          <table:table-cell office:value-type="float" office:value="10007" calcext:value-type="float">
            <text:p>10007</text:p>
          </table:table-cell>
          <table:table-cell table:formula="of:=[.AG48]/[.H48]-1" office:value-type="percentage" office:value="0.00857010051711105" calcext:value-type="percentage">
            <text:p>0,86%</text:p>
          </table:table-cell>
          <table:table-cell/>
          <table:table-cell office:value-type="float" office:value="69076" calcext:value-type="float">
            <text:p>69076</text:p>
          </table:table-cell>
          <table:table-cell office:value-type="float" office:value="10008" calcext:value-type="float">
            <text:p>10008</text:p>
          </table:table-cell>
          <table:table-cell table:formula="of:=[.AK48]/[.$H48]-1" office:value-type="percentage" office:value="0.00336993783045725" calcext:value-type="percentage">
            <text:p>0,34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10009" calcext:value-type="float">
            <text:p>10009</text:p>
          </table:table-cell>
          <table:table-cell table:formula="of:=[.AO48]/[.$H4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,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,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,28%</text:p>
          </table:table-cell>
          <table:table-cell table:number-columns-repeated="4"/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table:formula="of:=[.AB49]/[.H49]-1" office:value-type="percentage" office:value="0.431168489000132" calcext:value-type="percentage">
            <text:p>43,12%</text:p>
          </table:table-cell>
          <table:table-cell table:number-columns-repeated="2"/>
          <table:table-cell office:value-type="float" office:value="15543" calcext:value-type="float">
            <text:p>15543</text:p>
          </table:table-cell>
          <table:table-cell office:value-type="float" office:value="10009" calcext:value-type="float">
            <text:p>10009</text:p>
          </table:table-cell>
          <table:table-cell table:formula="of:=[.AG49]/[.H49]-1" office:value-type="percentage" office:value="0.0237781583454091" calcext:value-type="percentage">
            <text:p>2,38%</text:p>
          </table:table-cell>
          <table:table-cell/>
          <table:table-cell office:value-type="float" office:value="16584" calcext:value-type="float">
            <text:p>16584</text:p>
          </table:table-cell>
          <table:table-cell office:value-type="float" office:value="10008" calcext:value-type="float">
            <text:p>10008</text:p>
          </table:table-cell>
          <table:table-cell table:formula="of:=[.AK49]/[.$H49]-1" office:value-type="percentage" office:value="0.0923461994467132" calcext:value-type="percentage">
            <text:p>9,23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10009" calcext:value-type="float">
            <text:p>10009</text:p>
          </table:table-cell>
          <table:table-cell table:formula="of:=[.AO49]/[.$H49]-1" office:value-type="percentage" office:value="0.00276643393492293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,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,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,35%</text:p>
          </table:table-cell>
          <table:table-cell table:number-columns-repeated="4"/>
          <table:table-cell office:value-type="float" office:value="24028" calcext:value-type="float">
            <text:p>24028</text:p>
          </table:table-cell>
          <table:table-cell office:value-type="float" office:value="1" calcext:value-type="float">
            <text:p>1</text:p>
          </table:table-cell>
          <table:table-cell table:formula="of:=[.AB50]/[.H50]-1" office:value-type="percentage" office:value="0.864948773672772" calcext:value-type="percentage">
            <text:p>86,49%</text:p>
          </table:table-cell>
          <table:table-cell table:number-columns-repeated="2"/>
          <table:table-cell office:value-type="float" office:value="14237" calcext:value-type="float">
            <text:p>14237</text:p>
          </table:table-cell>
          <table:table-cell office:value-type="float" office:value="10006" calcext:value-type="float">
            <text:p>10006</text:p>
          </table:table-cell>
          <table:table-cell table:formula="of:=[.AG50]/[.H50]-1" office:value-type="percentage" office:value="0.105013970816517" calcext:value-type="percentage">
            <text:p>10,50%</text:p>
          </table:table-cell>
          <table:table-cell/>
          <table:table-cell office:value-type="float" office:value="14236" calcext:value-type="float">
            <text:p>14236</text:p>
          </table:table-cell>
          <table:table-cell office:value-type="float" office:value="10004" calcext:value-type="float">
            <text:p>10004</text:p>
          </table:table-cell>
          <table:table-cell table:formula="of:=[.AK50]/[.$H50]-1" office:value-type="percentage" office:value="0.104936355169202" calcext:value-type="percentage">
            <text:p>10,49%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0003" calcext:value-type="float">
            <text:p>10003</text:p>
          </table:table-cell>
          <table:table-cell table:formula="of:=[.AO50]/[.$H50]-1" office:value-type="percentage" office:value="0.0284073269171066" calcext:value-type="percentage">
            <text:p>2,84%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,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,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2130" calcext:value-type="float">
            <text:p>22130</text:p>
          </table:table-cell>
          <table:table-cell office:value-type="float" office:value="1" calcext:value-type="float">
            <text:p>1</text:p>
          </table:table-cell>
          <table:table-cell table:formula="of:=[.AB51]/[.H51]-1" office:value-type="percentage" office:value="1.40726639834657" calcext:value-type="percentage">
            <text:p>140,73%</text:p>
          </table:table-cell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10006" calcext:value-type="float">
            <text:p>10006</text:p>
          </table:table-cell>
          <table:table-cell table:formula="of:=[.AG51]/[.H51]-1" office:value-type="percentage" office:value="0.107364298923094" calcext:value-type="percentage">
            <text:p>10,74%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float" office:value="10006" calcext:value-type="float">
            <text:p>10006</text:p>
          </table:table-cell>
          <table:table-cell table:formula="of:=[.AK51]/[.$H51]-1" office:value-type="percentage" office:value="0.0949635592298488" calcext:value-type="percentage">
            <text:p>9,50%</text:p>
          </table:table-cell>
          <table:table-cell/>
          <table:table-cell office:value-type="float" office:value="9313" calcext:value-type="float">
            <text:p>9313</text:p>
          </table:table-cell>
          <table:table-cell office:value-type="float" office:value="10006" calcext:value-type="float">
            <text:p>10006</text:p>
          </table:table-cell>
          <table:table-cell table:formula="of:=[.AO51]/[.$H51]-1" office:value-type="percentage" office:value="0.0130534102034157" calcext:value-type="percentage">
            <text:p>1,31%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,33%</text:p>
          </table:table-cell>
          <table:table-cell table:number-columns-repeated="4"/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table:formula="of:=[.AB52]/[.H52]-1" office:value-type="percentage" office:value="0.914425427872861" calcext:value-type="percentage">
            <text:p>91,44%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10006" calcext:value-type="float">
            <text:p>10006</text:p>
          </table:table-cell>
          <table:table-cell table:formula="of:=[.AG52]/[.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K52]/[.$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O52]/[.$H5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,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0" calcext:value-type="float">
            <text:p>0</text:p>
          </table:table-cell>
          <table:table-cell table:formula="of:=[.AB53]/[.H53]-1" office:value-type="percentage" office:value="0.594811018577835" calcext:value-type="percentage">
            <text:p>59,48%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9564" calcext:value-type="float">
            <text:p>9564</text:p>
          </table:table-cell>
          <table:table-cell table:formula="of:=[.AG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372" calcext:value-type="float">
            <text:p>9372</text:p>
          </table:table-cell>
          <table:table-cell table:formula="of:=[.AK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556" calcext:value-type="float">
            <text:p>9556</text:p>
          </table:table-cell>
          <table:table-cell table:formula="of:=[.AO53]/[.$H5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table:formula="of:=[.AB54]/[.H54]-1" office:value-type="percentage" office:value="1.00060496067756" calcext:value-type="percentage">
            <text:p>100,06%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G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6" calcext:value-type="float">
            <text:p>10006</text:p>
          </table:table-cell>
          <table:table-cell table:formula="of:=[.AK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9" calcext:value-type="float">
            <text:p>10009</text:p>
          </table:table-cell>
          <table:table-cell table:formula="of:=[.AO54]/[.$H5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formula="of:=[.AB55]/[.H55]-1" office:value-type="percentage" office:value="0.386691484411354" calcext:value-type="percentage">
            <text:p>38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41" calcext:value-type="float">
            <text:p>41</text:p>
          </table:table-cell>
          <table:table-cell table:formula="of:=[.AG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" calcext:value-type="float">
            <text:p>38</text:p>
          </table:table-cell>
          <table:table-cell table:formula="of:=[.AK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9" calcext:value-type="float">
            <text:p>39</text:p>
          </table:table-cell>
          <table:table-cell table:formula="of:=[.AO55]/[.$H5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,65%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[.AB56]/[.H56]-1" office:value-type="percentage" office:value="0.562429057888763" calcext:value-type="percentage">
            <text:p>56,24%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12" calcext:value-type="float">
            <text:p>12</text:p>
          </table:table-cell>
          <table:table-cell table:formula="of:=[.AG56]/[.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K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O56]/[.$H5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,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,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,28%</text:p>
          </table:table-cell>
          <table:table-cell table:number-columns-repeated="4"/>
          <table:table-cell office:value-type="float" office:value="47169" calcext:value-type="float">
            <text:p>47169</text:p>
          </table:table-cell>
          <table:table-cell office:value-type="float" office:value="2" calcext:value-type="float">
            <text:p>2</text:p>
          </table:table-cell>
          <table:table-cell table:formula="of:=[.AB57]/[.H57]-1" office:value-type="percentage" office:value="0.753103397011819" calcext:value-type="percentage">
            <text:p>75,31%</text:p>
          </table:table-cell>
          <table:table-cell table:number-columns-repeated="2"/>
          <table:table-cell office:value-type="float" office:value="30846" calcext:value-type="float">
            <text:p>30846</text:p>
          </table:table-cell>
          <table:table-cell office:value-type="float" office:value="10005" calcext:value-type="float">
            <text:p>10005</text:p>
          </table:table-cell>
          <table:table-cell table:formula="of:=[.AG57]/[.H57]-1" office:value-type="percentage" office:value="0.146435739240318" calcext:value-type="percentage">
            <text:p>14,64%</text:p>
          </table:table-cell>
          <table:table-cell/>
          <table:table-cell office:value-type="float" office:value="30339" calcext:value-type="float">
            <text:p>30339</text:p>
          </table:table-cell>
          <table:table-cell office:value-type="float" office:value="10004" calcext:value-type="float">
            <text:p>10004</text:p>
          </table:table-cell>
          <table:table-cell table:formula="of:=[.AK57]/[.$H57]-1" office:value-type="percentage" office:value="0.127592358581729" calcext:value-type="percentage">
            <text:p>12,76%</text:p>
          </table:table-cell>
          <table:table-cell/>
          <table:table-cell office:value-type="float" office:value="28021" calcext:value-type="float">
            <text:p>28021</text:p>
          </table:table-cell>
          <table:table-cell office:value-type="float" office:value="10002" calcext:value-type="float">
            <text:p>10002</text:p>
          </table:table-cell>
          <table:table-cell table:formula="of:=[.AO57]/[.$H57]-1" office:value-type="percentage" office:value="0.0414405708763845" calcext:value-type="percentage">
            <text:p>4,14%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,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,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,83%</text:p>
          </table:table-cell>
          <table:table-cell table:number-columns-repeated="4"/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table:formula="of:=[.AB58]/[.H58]-1" office:value-type="percentage" office:value="0.635532331809275" calcext:value-type="percentage">
            <text:p>63,55%</text:p>
          </table:table-cell>
          <table:table-cell table:number-columns-repeated="2"/>
          <table:table-cell office:value-type="float" office:value="8209" calcext:value-type="float">
            <text:p>8209</text:p>
          </table:table-cell>
          <table:table-cell office:value-type="float" office:value="10006" calcext:value-type="float">
            <text:p>10006</text:p>
          </table:table-cell>
          <table:table-cell table:formula="of:=[.AG58]/[.H58]-1" office:value-type="percentage" office:value="0.0723709993468322" calcext:value-type="percentage">
            <text:p>7,24%</text:p>
          </table:table-cell>
          <table:table-cell/>
          <table:table-cell office:value-type="float" office:value="8209" calcext:value-type="float">
            <text:p>8209</text:p>
          </table:table-cell>
          <table:table-cell office:value-type="float" office:value="10007" calcext:value-type="float">
            <text:p>10007</text:p>
          </table:table-cell>
          <table:table-cell table:formula="of:=[.AK58]/[.$H58]-1" office:value-type="percentage" office:value="0.0723709993468322" calcext:value-type="percentage">
            <text:p>7,24%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10004" calcext:value-type="float">
            <text:p>10004</text:p>
          </table:table-cell>
          <table:table-cell table:formula="of:=[.AO58]/[.$H58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,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AB59]/[.H59]-1" office:value-type="percentage" office:value="0.664889565879665" calcext:value-type="percentage">
            <text:p>66,49%</text:p>
          </table:table-cell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G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K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8" calcext:value-type="float">
            <text:p>10008</text:p>
          </table:table-cell>
          <table:table-cell table:formula="of:=[.AO59]/[.$H5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4839" calcext:value-type="float">
            <text:p>748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249" calcext:value-type="float">
            <text:p>28249</text:p>
          </table:table-cell>
          <table:table-cell office:value-type="float" office:value="10006" calcext:value-type="float">
            <text:p>10006</text:p>
          </table:table-cell>
          <table:table-cell table:formula="of:=[.AG60]/[.H60]-1" office:value-type="percentage" office:value="1.82518251825183" calcext:value-type="percentage">
            <text:p>182,52%</text:p>
          </table:table-cell>
          <table:table-cell/>
          <table:table-cell office:value-type="float" office:value="29796" calcext:value-type="float">
            <text:p>29796</text:p>
          </table:table-cell>
          <table:table-cell office:value-type="float" office:value="10004" calcext:value-type="float">
            <text:p>10004</text:p>
          </table:table-cell>
          <table:table-cell table:formula="of:=[.AK60]/[.$H60]-1" office:value-type="percentage" office:value="1.97989798979898" calcext:value-type="percentage">
            <text:p>197,99%</text:p>
          </table:table-cell>
          <table:table-cell/>
          <table:table-cell office:value-type="float" office:value="24801" calcext:value-type="float">
            <text:p>24801</text:p>
          </table:table-cell>
          <table:table-cell office:value-type="float" office:value="10003" calcext:value-type="float">
            <text:p>10003</text:p>
          </table:table-cell>
          <table:table-cell table:formula="of:=[.AO60]/[.$H60]-1" office:value-type="percentage" office:value="1.48034803480348" calcext:value-type="percentage">
            <text:p>148,03%</text:p>
          </table:table-cell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9336" calcext:value-type="float">
            <text:p>1093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971" calcext:value-type="float">
            <text:p>33971</text:p>
          </table:table-cell>
          <table:table-cell office:value-type="float" office:value="10005" calcext:value-type="float">
            <text:p>10005</text:p>
          </table:table-cell>
          <table:table-cell table:formula="of:=[.AG61]/[.H61]-1" office:value-type="percentage" office:value="2.3974397439744" calcext:value-type="percentage">
            <text:p>239,74%</text:p>
          </table:table-cell>
          <table:table-cell/>
          <table:table-cell office:value-type="float" office:value="31145" calcext:value-type="float">
            <text:p>31145</text:p>
          </table:table-cell>
          <table:table-cell office:value-type="float" office:value="10003" calcext:value-type="float">
            <text:p>10003</text:p>
          </table:table-cell>
          <table:table-cell table:formula="of:=[.AK61]/[.$H61]-1" office:value-type="percentage" office:value="2.11481148114811" calcext:value-type="percentage">
            <text:p>211,48%</text:p>
          </table:table-cell>
          <table:table-cell/>
          <table:table-cell office:value-type="float" office:value="28927" calcext:value-type="float">
            <text:p>28927</text:p>
          </table:table-cell>
          <table:table-cell office:value-type="float" office:value="10001" calcext:value-type="float">
            <text:p>10001</text:p>
          </table:table-cell>
          <table:table-cell table:formula="of:=[.AO61]/[.$H61]-1" office:value-type="percentage" office:value="1.89298929892989" calcext:value-type="percentage">
            <text:p>189,30%</text:p>
          </table:table-cell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,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,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,49%</text:p>
          </table:table-cell>
          <table:table-cell table:number-columns-repeated="4"/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AB62]/[.H62]-1" office:value-type="percentage" office:value="0.778144135657089" calcext:value-type="percentage">
            <text:p>77,81%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008" calcext:value-type="float">
            <text:p>10008</text:p>
          </table:table-cell>
          <table:table-cell table:formula="of:=[.AG62]/[.H62]-1" office:value-type="percentage" office:value="0.00164861045690068" calcext:value-type="percentage">
            <text:p>0,16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7" calcext:value-type="float">
            <text:p>10007</text:p>
          </table:table-cell>
          <table:table-cell table:formula="of:=[.AK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10" calcext:value-type="float">
            <text:p>10010</text:p>
          </table:table-cell>
          <table:table-cell table:formula="of:=[.AO62]/[.$H6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,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,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,17%</text:p>
          </table:table-cell>
          <table:table-cell table:number-columns-repeated="4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formula="of:=[.AB63]/[.H63]-1" office:value-type="percentage" office:value="0.0796165068778658" calcext:value-type="percentage">
            <text:p>7,96%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office:value-type="float" office:value="11" calcext:value-type="float">
            <text:p>11</text:p>
          </table:table-cell>
          <table:table-cell table:formula="of:=[.AG63]/[.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9" calcext:value-type="float">
            <text:p>9</text:p>
          </table:table-cell>
          <table:table-cell table:formula="of:=[.AK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10" calcext:value-type="float">
            <text:p>10</text:p>
          </table:table-cell>
          <table:table-cell table:formula="of:=[.AO63]/[.$H63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,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[.AB64]/[.H64]-1" office:value-type="percentage" office:value="0.345697329376855" calcext:value-type="percentage">
            <text:p>34,57%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table:formula="of:=[.AG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5" calcext:value-type="float">
            <text:p>95</text:p>
          </table:table-cell>
          <table:table-cell table:formula="of:=[.AK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4" calcext:value-type="float">
            <text:p>94</text:p>
          </table:table-cell>
          <table:table-cell table:formula="of:=[.AO64]/[.$H64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,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,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,06%</text:p>
          </table:table-cell>
          <table:table-cell table:number-columns-repeated="4"/>
          <table:table-cell office:value-type="float" office:value="67167" calcext:value-type="float">
            <text:p>67167</text:p>
          </table:table-cell>
          <table:table-cell office:value-type="float" office:value="1" calcext:value-type="float">
            <text:p>1</text:p>
          </table:table-cell>
          <table:table-cell table:formula="of:=[.AB65]/[.H65]-1" office:value-type="percentage" office:value="0.072681103871215" calcext:value-type="percentage">
            <text:p>7,27%</text:p>
          </table:table-cell>
          <table:table-cell table:number-columns-repeated="2"/>
          <table:table-cell office:value-type="float" office:value="62810" calcext:value-type="float">
            <text:p>62810</text:p>
          </table:table-cell>
          <table:table-cell office:value-type="float" office:value="10006" calcext:value-type="float">
            <text:p>10006</text:p>
          </table:table-cell>
          <table:table-cell table:formula="of:=[.AG65]/[.H65]-1" office:value-type="percentage" office:value="0.00309824964865202" calcext:value-type="percentage">
            <text:p>0,31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7" calcext:value-type="float">
            <text:p>10007</text:p>
          </table:table-cell>
          <table:table-cell table:formula="of:=[.AK65]/[.$H65]-1" office:value-type="percentage" office:value="0" calcext:value-type="percentage">
            <text:p>0,00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8" calcext:value-type="float">
            <text:p>10008</text:p>
          </table:table-cell>
          <table:table-cell table:formula="of:=[.AO65]/[.$H65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,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table:formula="of:=[.AB66]/[.H66]-1" office:value-type="percentage" office:value="1.88484848484848" calcext:value-type="percentage">
            <text:p>188,48%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33" calcext:value-type="float">
            <text:p>33</text:p>
          </table:table-cell>
          <table:table-cell table:formula="of:=[.AG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2" calcext:value-type="float">
            <text:p>32</text:p>
          </table:table-cell>
          <table:table-cell table:formula="of:=[.AK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6" calcext:value-type="float">
            <text:p>36</text:p>
          </table:table-cell>
          <table:table-cell table:formula="of:=[.AO66]/[.$H66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67]/[.H67]-1" office:value-type="percentage" office:value="2.05422993492408" calcext:value-type="percentage">
            <text:p>205,42%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table:formula="of:=[.AG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K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O67]/[.$H67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,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,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,60%</text:p>
          </table:table-cell>
          <table:table-cell table:number-columns-repeated="4"/>
          <table:table-cell office:value-type="float" office:value="64249" calcext:value-type="float">
            <text:p>64249</text:p>
          </table:table-cell>
          <table:table-cell office:value-type="float" office:value="1" calcext:value-type="float">
            <text:p>1</text:p>
          </table:table-cell>
          <table:table-cell table:formula="of:=[.AB68]/[.H68]-1" office:value-type="percentage" office:value="0.082854398058416" calcext:value-type="percentage">
            <text:p>8,29%</text:p>
          </table:table-cell>
          <table:table-cell table:number-columns-repeated="2"/>
          <table:table-cell office:value-type="float" office:value="59592" calcext:value-type="float">
            <text:p>59592</text:p>
          </table:table-cell>
          <table:table-cell office:value-type="float" office:value="10007" calcext:value-type="float">
            <text:p>10007</text:p>
          </table:table-cell>
          <table:table-cell table:formula="of:=[.AG68]/[.H68]-1" office:value-type="percentage" office:value="0.0043651930628823" calcext:value-type="percentage">
            <text:p>0,44%</text:p>
          </table:table-cell>
          <table:table-cell/>
          <table:table-cell office:value-type="float" office:value="59477" calcext:value-type="float">
            <text:p>59477</text:p>
          </table:table-cell>
          <table:table-cell office:value-type="float" office:value="10007" calcext:value-type="float">
            <text:p>10007</text:p>
          </table:table-cell>
          <table:table-cell table:formula="of:=[.AK68]/[.$H68]-1" office:value-type="percentage" office:value="0.00242697992685348" calcext:value-type="percentage">
            <text:p>0,24%</text:p>
          </table:table-cell>
          <table:table-cell/>
          <table:table-cell office:value-type="float" office:value="59473" calcext:value-type="float">
            <text:p>59473</text:p>
          </table:table-cell>
          <table:table-cell office:value-type="float" office:value="10006" calcext:value-type="float">
            <text:p>10006</text:p>
          </table:table-cell>
          <table:table-cell table:formula="of:=[.AO68]/[.$H68]-1" office:value-type="percentage" office:value="0.00235956381777425" calcext:value-type="percentage">
            <text:p>0,24%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table:formula="of:=[.AB69]/[.H69]-1" office:value-type="percentage" office:value="2.56434782608696" calcext:value-type="percentage">
            <text:p>256,43%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table:formula="of:=[.AG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K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O69]/[.$H69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6246" calcext:value-type="float">
            <text:p>16246</text:p>
          </table:table-cell>
          <table:table-cell office:value-type="float" office:value="0" calcext:value-type="float">
            <text:p>0</text:p>
          </table:table-cell>
          <table:table-cell table:formula="of:=[.AB70]/[.H70]-1" office:value-type="percentage" office:value="0.353156754955855" calcext:value-type="percentage">
            <text:p>35,32%</text:p>
          </table:table-cell>
          <table:table-cell table:number-columns-repeated="2"/>
          <table:table-cell office:value-type="float" office:value="12006" calcext:value-type="float">
            <text:p>12006</text:p>
          </table:table-cell>
          <table:table-cell office:value-type="float" office:value="10011" calcext:value-type="float">
            <text:p>10011</text:p>
          </table:table-cell>
          <table:table-cell table:formula="of:=[.AG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3" calcext:value-type="float">
            <text:p>10013</text:p>
          </table:table-cell>
          <table:table-cell table:formula="of:=[.AK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5" calcext:value-type="float">
            <text:p>10015</text:p>
          </table:table-cell>
          <table:table-cell table:formula="of:=[.AO70]/[.$H70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,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,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,20%</text:p>
          </table:table-cell>
          <table:table-cell table:number-columns-repeated="4"/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table:formula="of:=[.AB71]/[.H71]-1" office:value-type="percentage" office:value="0.387056272115055" calcext:value-type="percentage">
            <text:p>38,71%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6" calcext:value-type="float">
            <text:p>6</text:p>
          </table:table-cell>
          <table:table-cell table:formula="of:=[.AG71]/[.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formula="of:=[.AK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5" calcext:value-type="float">
            <text:p>5</text:p>
          </table:table-cell>
          <table:table-cell table:formula="of:=[.AO71]/[.$H71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,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,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,18%</text:p>
          </table:table-cell>
          <table:table-cell table:number-columns-repeated="4"/>
          <table:table-cell office:value-type="float" office:value="89298" calcext:value-type="float">
            <text:p>89298</text:p>
          </table:table-cell>
          <table:table-cell office:value-type="float" office:value="1" calcext:value-type="float">
            <text:p>1</text:p>
          </table:table-cell>
          <table:table-cell table:formula="of:=[.AB72]/[.H72]-1" office:value-type="percentage" office:value="0.223712880106341" calcext:value-type="percentage">
            <text:p>22,37%</text:p>
          </table:table-cell>
          <table:table-cell table:number-columns-repeated="2"/>
          <table:table-cell office:value-type="float" office:value="73629" calcext:value-type="float">
            <text:p>73629</text:p>
          </table:table-cell>
          <table:table-cell office:value-type="float" office:value="10007" calcext:value-type="float">
            <text:p>10007</text:p>
          </table:table-cell>
          <table:table-cell table:formula="of:=[.AG72]/[.H72]-1" office:value-type="percentage" office:value="0.00898962630013833" calcext:value-type="percentage">
            <text:p>0,90%</text:p>
          </table:table-cell>
          <table:table-cell/>
          <table:table-cell office:value-type="float" office:value="73559" calcext:value-type="float">
            <text:p>73559</text:p>
          </table:table-cell>
          <table:table-cell office:value-type="float" office:value="10007" calcext:value-type="float">
            <text:p>10007</text:p>
          </table:table-cell>
          <table:table-cell table:formula="of:=[.AK72]/[.$H72]-1" office:value-type="percentage" office:value="0.00803036739616014" calcext:value-type="percentage">
            <text:p>0,80%</text:p>
          </table:table-cell>
          <table:table-cell/>
          <table:table-cell office:value-type="float" office:value="72973" calcext:value-type="float">
            <text:p>72973</text:p>
          </table:table-cell>
          <table:table-cell office:value-type="float" office:value="10008" calcext:value-type="float">
            <text:p>10008</text:p>
          </table:table-cell>
          <table:table-cell table:formula="of:=[.AO72]/[.$H72]-1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,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,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,47%</text:p>
          </table:table-cell>
          <table:table-cell table:number-columns-repeated="4"/>
          <table:table-cell office:value-type="float" office:value="54050" calcext:value-type="float">
            <text:p>54050</text:p>
          </table:table-cell>
          <table:table-cell office:value-type="float" office:value="1" calcext:value-type="float">
            <text:p>1</text:p>
          </table:table-cell>
          <table:table-cell table:formula="of:=[.AB73]/[.H73]-1" office:value-type="percentage" office:value="2.19652256194926" calcext:value-type="percentage">
            <text:p>219,65%</text:p>
          </table:table-cell>
          <table:table-cell table:number-columns-repeated="2"/>
          <table:table-cell office:value-type="float" office:value="16997" calcext:value-type="float">
            <text:p>16997</text:p>
          </table:table-cell>
          <table:table-cell office:value-type="float" office:value="10009" calcext:value-type="float">
            <text:p>10009</text:p>
          </table:table-cell>
          <table:table-cell table:formula="of:=[.AG73]/[.H73]-1" office:value-type="percentage" office:value="0.00520432905553259" calcext:value-type="percentage">
            <text:p>0,52%</text:p>
          </table:table-cell>
          <table:table-cell/>
          <table:table-cell office:value-type="float" office:value="17140" calcext:value-type="float">
            <text:p>17140</text:p>
          </table:table-cell>
          <table:table-cell office:value-type="float" office:value="10009" calcext:value-type="float">
            <text:p>10009</text:p>
          </table:table-cell>
          <table:table-cell table:formula="of:=[.AK73]/[.$H73]-1" office:value-type="percentage" office:value="0.013661363770773" calcext:value-type="percentage">
            <text:p>1,37%</text:p>
          </table:table-cell>
          <table:table-cell/>
          <table:table-cell office:value-type="float" office:value="16909" calcext:value-type="float">
            <text:p>16909</text:p>
          </table:table-cell>
          <table:table-cell office:value-type="float" office:value="10012" calcext:value-type="float">
            <text:p>10012</text:p>
          </table:table-cell>
          <table:table-cell table:formula="of:=[.AO73]/[.$H73]-1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12:39.372077649</meta:creation-date>
    <dc:date>2023-03-18T14:27:05.769000000</dc:date>
    <meta:editing-duration>PT5H19M15S</meta:editing-duration>
    <meta:editing-cycles>8</meta:editing-cycles>
    <meta:generator>LibreOffice/7.5.1.2$Windows_X86_64 LibreOffice_project/fcbaee479e84c6cd81291587d2ee68cba099e129</meta:generator>
    <meta:document-statistic meta:table-count="1" meta:cell-count="1932" meta:object-count="0"/>
  </office:meta>
</office:document-meta>
</file>